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KeyGenerator.generate( Object target , Method method , Object ...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KeyGenerator.generateKey( Object ... param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